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łacina4"/>
    <style:style style:name="P3" style:family="paragraph" style:parent-style-name="Standard" style:list-style-name="wstęp55"/>
    <style:style style:name="P4" style:family="paragraph" style:parent-style-name="Standard" style:list-style-name="wstęp55" style:master-page-name="">
      <loext:graphic-properties draw:fill="none"/>
      <style:paragraph-properties style:page-number="auto" fo:background-color="transparent"/>
    </style:style>
    <style:style style:name="P5" style:family="paragraph" style:parent-style-name="rzymski_20_I" style:list-style-name="L1">
      <style:text-properties fo:font-weight="bold" style:font-weight-asian="bold" style:font-weight-complex="bold"/>
    </style:style>
    <style:style style:name="P6" style:family="paragraph" style:parent-style-name="rzymski_20_I" style:list-style-name="łacina4"/>
    <style:style style:name="P7" style:family="paragraph" style:parent-style-name="wstep_20_55" style:list-style-name="wstęp55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 PREZENTACJI NA WEWNĘTRZNY USTNY EGZAMIN MATURALNY</text:p>
      <text:p text:style-name="Standard">Z JĘZYKA POLSKIEGO W ROKU SZKOLNYM 2006/2007 </text:p>
      <text:p text:style-name="Standard"/>
      <text:p text:style-name="Standard">Magdalena Barańska, klasa 3d</text:p>
      <text:p text:style-name="Standard">Temat: Różne oblicza władców. Porównaj wybrane portrety w oparciu o teksty dramatyczne.</text:p>
      <text:list xml:id="list1079272908" text:style-name="L1">
        <text:list-item>
          <text:p text:style-name="P5">Literatura podmiotu:</text:p>
        </text:list-item>
      </text:list>
      <text:list xml:id="list2272983320" text:style-name="łacina4">
        <text:list-item>
          <text:p text:style-name="P2">Kochanowski Jan, Odprawa posłów greckich, Zakład Narodowy im. Ossolińskich, Wrocław 1985.</text:p>
        </text:list-item>
        <text:list-item>
          <text:p text:style-name="P2">Machiavelli Niccolo, Książę (fragmenty), [w:] Mrowcewicz Krzysztof, Przeszłość to dziś, Wydawnictwo STENTOR, Warszawa 2004, s. 54-56.</text:p>
        </text:list-item>
        <text:list-item>
          <text:p text:style-name="P2">Shakespeare William, Makbet, Wydawnictwo Łódzkie, Biblioteka Lektur Szkolnych, Łódź 1976.</text:p>
        </text:list-item>
        <text:list-item>
          <text:p text:style-name="P2">Sofokles, Antygona, Krajowa Agencja Wydawnicza Rzeszów, Rzeszów 1990.</text:p>
        </text:list-item>
      </text:list>
      <text:list xml:id="list103402953485919" text:continue-list="list1079272908" text:style-name="L1">
        <text:list-item>
          <text:p text:style-name="P1"><text:span text:style-name="T1">Literatura</text:span> <text:span text:style-name="T1">przedmiotu</text:span>:</text:p>
        </text:list-item>
      </text:list>
      <text:list xml:id="list103403028172900" text:continue-list="list2272983320" text:style-name="łacina4">
        <text:list-item text:start-value="1">
          <text:p text:style-name="P2">Komorowski Jarosław, Makbet Williama Shakespeare'a, WSiP, Biblioteka Analiz Literackich, Warszawa 1989, s. 52-57.</text:p>
        </text:list-item>
        <text:list-item>
          <text:p text:style-name="P2">Kotarski Edward, Odprawa posłów greckich Jana Kochanowskiego, Państwowe Zakłady Wydawnictw Szkolnych, Biblioteka Analiz Literackich, Warszawa 1969, s.40-48.</text:p>
        </text:list-item>
        <text:list-item>
          <text:p text:style-name="P2">Ryś Anna, Antygona Sofoklesa, Wydawnictwo Marek Rożak, Gdańsk 1994, s. 29- 42.</text:p>
        </text:list-item>
        <text:list-item text:start-value="1">
          <text:p text:style-name="P6"><text:span text:style-name="T1">Ramowy</text:span> <text:span text:style-name="T1">plan</text:span> <text:span text:style-name="T1">wypowiedzi</text:span>:</text:p>
        </text:list-item>
      </text:list>
      <text:list xml:id="list1485978665" text:style-name="wstęp55">
        <text:list-item>
          <text:p text:style-name="P7">Wstęp</text:p>
        </text:list-item>
        <text:list-item>
          <text:p text:style-name="P3">Rozważania dotyczące* osób sprawujących władzę oraz* sposobów rządzenia.</text:p>
        </text:list-item>
        <text:list-item>
          <text:p text:style-name="P3">"Ksiażę" Niccolo Machiavellego jako punkt odniesienia do analizy postępowania przedstawionych bohaterów – władców.</text:p>
        </text:list-item>
        <text:list-item>
          <text:p text:style-name="P3">Kolejność prezentowanych argumentów (treści)</text:p>
        </text:list-item>
        <text:list-item>
          <text:p text:style-name="P3">Krytyka władcy niesprawiedliwego, nieudolnego i ulegającego wpływom osób (król Priam) oraz krytyka egoistycznego, kierującego się prywatą, a nie troską o losy ojczyzny księcia (Aleksander) w "Odprawie posłów greckich".</text:p>
        </text:list-item>
        <text:list-item>
          <text:p text:style-name="P3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</text:list-item>
        <text:list-item>
          <text:p text:style-name="P3">Zróżnicowanie* oceny postępowania Kreona jako:</text:p>
        </text:list-item>
        <text:list-item>
          <text:p text:style-name="P3">władcy – tyrana i despoty surowo egzekwującego wydane prawa i rozkazy,</text:p>
        </text:list-item>
        <text:list-item>
          <text:p text:style-name="P3">władcy konsekwentnego, bezkompromisowego, pozbawionego prywaty, kierującego się interesami i obowiązkami państwa.</text:p>
        </text:list-item>
        <text:list-item>
          <text:p text:style-name="P3">Sylwetka bezwzględnego Makbeta – władcy zbrodniarza zaślepionego namiętnością władzy, ale bezustannego borykającego się z wyrzutami sumienia:</text:p>
        </text:list-item>
        <text:list-item text:start-value="1">
          <text:p text:style-name="P4">tragizm postaci Makbeta – władca ukazany jako marionetka ludzkich namiętności, motyw życia – teatru.</text:p>
        </text:list-item>
      </text:list>
      <text:list xml:id="list103403884521142" text:continue-list="list103403028172900" text:style-name="łacina4">
        <text:list-item text:start-value="1">
          <text:p text:style-name="P2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103404858240336" text:continue-list="list103402953485919" text:style-name="L1">
        <text:list-item>
          <text:p text:style-name="P1"><text:span text:style-name="T1">Materiały</text:span> <text:span text:style-name="T1">pomocnicze</text:span></text:p>
        </text:list-item>
      </text:list>
      <text:p text:style-name="Standard">kartka z cytatami,</text:p>
      <text:p text:style-name="Standard">prezentacja multimedialna.</text:p>
      <text:p text:style-name="Standard"/>
      <text:p text:style-name="Standard"><text:soft-page-break/>Podpis zdającego</text:p>
      <text:p text:style-name="Standard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zymski_20_I" style:display-name="rzymski I" style:family="paragraph" style:parent-style-name="Standard" style:master-page-name="">
      <style:paragraph-properties fo:margin-left="0.801cm" fo:margin-right="0.4cm" fo:margin-top="0.499cm" fo:margin-bottom="0.499cm" loext:contextual-spacing="false" fo:text-align="start" style:justify-single-word="false" fo:text-indent="0.801cm" style:auto-text-indent="false" style:page-number="auto" style:writing-mode="page"/>
      <style:text-properties style:font-size-asian="10.5pt"/>
    </style:style>
    <style:style style:name="rzymskie1" style:family="paragraph" style:parent-style-name="rzymski_20_I"/>
    <style:style style:name="arabskie2" style:family="paragraph" style:parent-style-name="rzymskie1"/>
    <style:style style:name="arabskie_20_2" style:display-name="arabskie 2" style:family="paragraph" style:parent-style-name="arabskie2"/>
    <style:style style:name="literki3" style:family="paragraph" style:parent-style-name="Standard" style:list-style-name="arabskie2" style:master-page-name="">
      <style:paragraph-properties fo:margin-left="0.9cm" fo:margin-right="0cm" fo:margin-top="0.3cm" fo:margin-bottom="0.3cm" loext:contextual-spacing="false" fo:text-indent="0.9cm" style:auto-text-indent="false" style:page-number="auto" style:writing-mode="page"/>
      <style:text-properties fo:font-style="italic" fo:font-weight="bold" style:font-size-asian="10.5pt"/>
    </style:style>
    <style:style style:name="wstep_20_55" style:display-name="wstep 55" style:family="paragraph" style:parent-style-name="literki3" style:list-style-name="wstęp55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arabskie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margin-left="0.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łacina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8cm" fo:text-indent="-0.079cm" fo:margin-left="0.78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wstęp5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8cm" fo:text-indent="-0.079cm" fo:margin-left="0.78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30:58.672933869</meta:creation-date>
    <dc:date>2017-10-23T10:34:01.499910714</dc:date>
    <meta:editing-duration>PT7M30S</meta:editing-duration>
    <meta:editing-cycles>2</meta:editing-cycles>
    <meta:generator>LibreOffice/5.4.1.2.0$Linux_X86_64 LibreOffice_project/40m0$Build-2</meta:generator>
    <meta:document-statistic meta:table-count="0" meta:image-count="0" meta:object-count="0" meta:page-count="2" meta:paragraph-count="31" meta:word-count="328" meta:character-count="2646" meta:non-whitespace-character-count="2346"/>
  </office:meta>
</office:document-meta>
</file>